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3.8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3cm" svg:height="1.65cm" svg:x="1.8cm" svg:y="3cm">
          <draw:text-box>
            <text:p text:style-name="P2"><text:span text:style-name="T1">f(x)</text:span></text:p>
          </draw:text-box>
        </draw:frame>
        <draw:frame draw:style-name="gr2" draw:text-style-name="P3" draw:layer="layout" svg:width="1cm" svg:height="1.65cm" svg:x="17cm" svg:y="11.4cm">
          <draw:text-box>
            <text:p text:style-name="P2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02T17:10:32.495829915</dc:date>
    <meta:editing-duration>PT24S</meta:editing-duration>
    <meta:editing-cycles>6</meta:editing-cycles>
    <meta:generator>LibreOffice/6.4.3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941cm" svg:y="0.379cm" svg:width="14.366cm" svg:height="7.79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43.56">
                <text:p>43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44.89">
                <text:p>44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57.76">
                <text:p>57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65.61">
                <text:p>65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68.89">
                <text:p>68.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86.49">
                <text:p>86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94.09">
                <text:p>94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96.04">
                <text:p>96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